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6.21mm"/>
    </style:style>
    <style:style style:name="co21" style:family="table-column">
      <style:table-column-properties fo:break-before="auto" style:column-width="38.51mm"/>
    </style:style>
    <style:style style:name="co22" style:family="table-column">
      <style:table-column-properties fo:break-before="auto" style:column-width="15.98mm"/>
    </style:style>
    <style:style style:name="co23" style:family="table-column">
      <style:table-column-properties fo:break-before="auto" style:column-width="36.12mm"/>
    </style:style>
    <style:style style:name="co24" style:family="table-column">
      <style:table-column-properties fo:break-before="auto" style:column-width="29mm"/>
    </style:style>
    <style:style style:name="co25" style:family="table-column">
      <style:table-column-properties fo:break-before="auto" style:column-width="72.74mm"/>
    </style:style>
    <style:style style:name="co26" style:family="table-column">
      <style:table-column-properties fo:break-before="auto" style:column-width="28.33mm"/>
    </style:style>
    <style:style style:name="co27" style:family="table-column">
      <style:table-column-properties fo:break-before="auto" style:column-width="9.35mm"/>
    </style:style>
    <style:style style:name="co28" style:family="table-column">
      <style:table-column-properties fo:break-before="auto" style:column-width="48.26mm"/>
    </style:style>
    <style:style style:name="co29" style:family="table-column">
      <style:table-column-properties fo:break-before="auto" style:column-width="9.56mm"/>
    </style:style>
    <style:style style:name="co30" style:family="table-column">
      <style:table-column-properties fo:break-before="auto" style:column-width="22.1mm"/>
    </style:style>
    <style:style style:name="co31" style:family="table-column">
      <style:table-column-properties fo:break-before="auto" style:column-width="89.27mm"/>
    </style:style>
    <style:style style:name="co32" style:family="table-column">
      <style:table-column-properties fo:break-before="auto" style:column-width="85.57mm"/>
    </style:style>
    <style:style style:name="co33" style:family="table-column">
      <style:table-column-properties fo:break-before="auto" style:column-width="9.63mm"/>
    </style:style>
    <style:style style:name="co34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52.88mm" fo:break-before="auto" style:use-optimal-row-height="true"/>
    </style:style>
    <style:style style:name="ro7" style:family="table-row">
      <style:table-row-properties style:row-height="3.42mm" fo:break-before="auto" style:use-optimal-row-height="true"/>
    </style:style>
    <style:style style:name="ro8" style:family="table-row">
      <style:table-row-properties style:row-height="14.23mm" fo:break-before="auto" style:use-optimal-row-height="true"/>
    </style:style>
    <style:style style:name="ro9" style:family="table-row">
      <style:table-row-properties style:row-height="16.99mm" fo:break-before="auto" style:use-optimal-row-height="true"/>
    </style:style>
    <style:style style:name="ro10" style:family="table-row">
      <style:table-row-properties style:row-height="45.28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5.79mm" fo:break-before="auto" style:use-optimal-row-height="true"/>
    </style:style>
    <style:style style:name="ro13" style:family="table-row">
      <style:table-row-properties style:row-height="14.46mm" fo:break-before="auto" style:use-optimal-row-height="true"/>
    </style:style>
    <style:style style:name="ro14" style:family="table-row">
      <style:table-row-properties style:row-height="23.28mm" fo:break-before="auto" style:use-optimal-row-height="true"/>
    </style:style>
    <style:style style:name="ro15" style:family="table-row">
      <style:table-row-properties style:row-height="25.66mm" fo:break-before="auto" style:use-optimal-row-height="true"/>
    </style:style>
    <style:style style:name="ro16" style:family="table-row">
      <style:table-row-properties style:row-height="22.77mm" fo:break-before="auto" style:use-optimal-row-height="false"/>
    </style:style>
    <style:style style:name="ro17" style:family="table-row">
      <style:table-row-properties style:row-height="24.22mm" fo:break-before="auto" style:use-optimal-row-height="true"/>
    </style:style>
    <style:style style:name="ro18" style:family="table-row">
      <style:table-row-properties style:row-height="6.05mm" fo:break-before="auto" style:use-optimal-row-height="true"/>
    </style:style>
    <style:style style:name="ro19" style:family="table-row">
      <style:table-row-properties style:row-height="25.4mm" fo:break-before="auto" style:use-optimal-row-height="true"/>
    </style:style>
    <style:style style:name="ro20" style:family="table-row">
      <style:table-row-properties style:row-height="32.1mm" fo:break-before="auto" style:use-optimal-row-height="true"/>
    </style:style>
    <style:style style:name="ro21" style:family="table-row">
      <style:table-row-properties style:row-height="14.34mm" fo:break-before="auto" style:use-optimal-row-height="true"/>
    </style:style>
    <style:style style:name="ro22" style:family="table-row">
      <style:table-row-properties style:row-height="11.04mm" fo:break-before="auto" style:use-optimal-row-height="true"/>
    </style:style>
    <style:style style:name="ro23" style:family="table-row">
      <style:table-row-properties style:row-height="11.57mm" fo:break-before="auto" style:use-optimal-row-height="true"/>
    </style:style>
    <style:style style:name="ro24" style:family="table-row">
      <style:table-row-properties style:row-height="30.92mm" fo:break-before="auto" style:use-optimal-row-height="true"/>
    </style:style>
    <style:style style:name="ro25" style:family="table-row">
      <style:table-row-properties style:row-height="41.91mm" fo:break-before="auto" style:use-optimal-row-height="true"/>
    </style:style>
    <style:style style:name="ro26" style:family="table-row">
      <style:table-row-properties style:row-height="35.79mm" fo:break-before="auto" style:use-optimal-row-height="true"/>
    </style:style>
    <style:style style:name="ro27" style:family="table-row">
      <style:table-row-properties style:row-height="45.76mm" fo:break-before="auto" style:use-optimal-row-height="true"/>
    </style:style>
    <style:style style:name="ro28" style:family="table-row">
      <style:table-row-properties style:row-height="42.42mm" fo:break-before="auto" style:use-optimal-row-height="false"/>
    </style:style>
    <style:style style:name="ro29" style:family="table-row">
      <style:table-row-properties style:row-height="18.94mm" fo:break-before="auto" style:use-optimal-row-height="true"/>
    </style:style>
    <style:style style:name="ro30" style:family="table-row">
      <style:table-row-properties style:row-height="42.81mm" fo:break-before="auto" style:use-optimal-row-height="true"/>
    </style:style>
    <style:style style:name="ro31" style:family="table-row">
      <style:table-row-properties style:row-height="34.4mm" fo:break-before="auto" style:use-optimal-row-height="true"/>
    </style:style>
    <style:style style:name="ro32" style:family="table-row">
      <style:table-row-properties style:row-height="4.55mm" fo:break-before="auto" style:use-optimal-row-height="true"/>
    </style:style>
    <style:style style:name="ro33" style:family="table-row">
      <style:table-row-properties style:row-height="8.59mm" fo:break-before="auto" style:use-optimal-row-height="true"/>
    </style:style>
    <style:style style:name="ro34" style:family="table-row">
      <style:table-row-properties style:row-height="23.51mm" fo:break-before="auto" style:use-optimal-row-height="true"/>
    </style:style>
    <style:style style:name="ro35" style:family="table-row">
      <style:table-row-properties style:row-height="9.12mm" fo:break-before="auto" style:use-optimal-row-height="true"/>
    </style:style>
    <style:style style:name="ro36" style:family="table-row">
      <style:table-row-properties style:row-height="6.31mm" fo:break-before="auto" style:use-optimal-row-height="true"/>
    </style:style>
    <style:style style:name="ro37" style:family="table-row">
      <style:table-row-properties style:row-height="18.06mm" fo:break-before="auto" style:use-optimal-row-height="true"/>
    </style:style>
    <style:style style:name="ro38" style:family="table-row">
      <style:table-row-properties style:row-height="15.26mm" fo:break-before="auto" style:use-optimal-row-height="true"/>
    </style:style>
    <style:style style:name="ro39" style:family="table-row">
      <style:table-row-properties style:row-height="18.24mm" fo:break-before="auto" style:use-optimal-row-height="true"/>
    </style:style>
    <style:style style:name="ro40" style:family="table-row">
      <style:table-row-properties style:row-height="21.22mm" fo:break-before="auto" style:use-optimal-row-height="true"/>
    </style:style>
    <style:style style:name="ro41" style:family="table-row">
      <style:table-row-properties style:row-height="20.36mm" fo:break-before="auto" style:use-optimal-row-height="true"/>
    </style:style>
    <style:style style:name="ro42" style:family="table-row">
      <style:table-row-properties style:row-height="14.73mm" fo:break-before="auto" style:use-optimal-row-height="true"/>
    </style:style>
    <style:style style:name="ro43" style:family="table-row">
      <style:table-row-properties style:row-height="39.62mm" fo:break-before="auto" style:use-optimal-row-height="true"/>
    </style:style>
    <style:style style:name="ro44" style:family="table-row">
      <style:table-row-properties style:row-height="14.71mm" fo:break-before="auto" style:use-optimal-row-height="true"/>
    </style:style>
    <style:style style:name="ro45" style:family="table-row">
      <style:table-row-properties style:row-height="11.84mm" fo:break-before="auto" style:use-optimal-row-height="true"/>
    </style:style>
    <style:style style:name="ro46" style:family="table-row">
      <style:table-row-properties style:row-height="60.54mm" fo:break-before="auto" style:use-optimal-row-height="true"/>
    </style:style>
    <style:style style:name="ro47" style:family="table-row">
      <style:table-row-properties style:row-height="73.18mm" fo:break-before="auto" style:use-optimal-row-height="true"/>
    </style:style>
    <style:style style:name="ro48" style:family="table-row">
      <style:table-row-properties style:row-height="73.71mm" fo:break-before="auto" style:use-optimal-row-height="true"/>
    </style:style>
    <style:style style:name="ro49" style:family="table-row">
      <style:table-row-properties style:row-height="4.46mm" fo:break-before="auto" style:use-optimal-row-height="true"/>
    </style:style>
    <style:style style:name="ro50" style:family="table-row">
      <style:table-row-properties style:row-height="4.53mm" fo:break-before="auto" style:use-optimal-row-height="true"/>
    </style:style>
    <style:style style:name="ro51" style:family="table-row">
      <style:table-row-properties style:row-height="80.94mm" fo:break-before="auto" style:use-optimal-row-height="true"/>
    </style:style>
    <style:style style:name="ro52" style:family="table-row">
      <style:table-row-properties style:row-height="5.93mm" fo:break-before="auto" style:use-optimal-row-height="true"/>
    </style:style>
    <style:style style:name="ro53" style:family="table-row">
      <style:table-row-properties style:row-height="8.7mm" fo:break-before="auto" style:use-optimal-row-height="true"/>
    </style:style>
    <style:style style:name="ro54" style:family="table-row">
      <style:table-row-properties style:row-height="6.23mm" fo:break-before="auto" style:use-optimal-row-height="true"/>
    </style:style>
    <style:style style:name="ro55" style:family="table-row">
      <style:table-row-properties style:row-height="11.47mm" fo:break-before="auto" style:use-optimal-row-height="true"/>
    </style:style>
    <style:style style:name="ro56" style:family="table-row">
      <style:table-row-properties style:row-height="17.02mm" fo:break-before="auto" style:use-optimal-row-height="true"/>
    </style:style>
    <style:style style:name="ro57" style:family="table-row">
      <style:table-row-properties style:row-height="19.79mm" fo:break-before="auto" style:use-optimal-row-height="true"/>
    </style:style>
    <style:style style:name="ro58" style:family="table-row">
      <style:table-row-properties style:row-height="3.69mm" fo:break-before="auto" style:use-optimal-row-height="true"/>
    </style:style>
    <style:style style:name="ro59" style:family="table-row">
      <style:table-row-properties style:row-height="4.62mm" fo:break-before="auto" style:use-optimal-row-height="true"/>
    </style:style>
    <style:style style:name="ro60" style:family="table-row">
      <style:table-row-properties style:row-height="10.88mm" fo:break-before="auto" style:use-optimal-row-height="false"/>
    </style:style>
    <style:style style:name="ro61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7"/>
      <style:map style:condition="cell-content()=&quot;SUCCEDED&quot;" style:apply-style-name="SUCCEDED" style:base-cell-address="'Yakindu SCT Testcase 02 - Editor'.F27"/>
      <style:map style:condition="cell-content()=&quot;OPEN&quot;" style:apply-style-name="OPEN" style:base-cell-address="'Yakindu SCT Testcase 02 - Editor'.F27"/>
      <style:map style:condition="cell-content()=&quot;N/A&quot;" style:apply-style-name="Not_20_Applicable" style:base-cell-address="'Yakindu SCT Testcase 02 - Editor'.F27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8"/>
      <style:map style:condition="cell-content()=&quot;SUCCEDED&quot;" style:apply-style-name="SUCCEDED" style:base-cell-address="'Yakindu SCT Testcase 02 - Editor'.F28"/>
      <style:map style:condition="cell-content()=&quot;OPEN&quot;" style:apply-style-name="OPEN" style:base-cell-address="'Yakindu SCT Testcase 02 - Editor'.F28"/>
      <style:map style:condition="cell-content()=&quot;N/A&quot;" style:apply-style-name="Not_20_Applicable" style:base-cell-address="'Yakindu SCT Testcase 02 - Editor'.F28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9"/>
      <style:map style:condition="cell-content()=&quot;SUCCEDED&quot;" style:apply-style-name="SUCCEDED" style:base-cell-address="'Yakindu SCT Testcase 02 - Editor'.F29"/>
      <style:map style:condition="cell-content()=&quot;OPEN&quot;" style:apply-style-name="OPEN" style:base-cell-address="'Yakindu SCT Testcase 02 - Editor'.F29"/>
      <style:map style:condition="cell-content()=&quot;N/A&quot;" style:apply-style-name="Not_20_Applicable" style:base-cell-address="'Yakindu SCT Testcase 02 - Editor'.F29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0"/>
      <style:map style:condition="cell-content()=&quot;SUCCEDED&quot;" style:apply-style-name="SUCCEDED" style:base-cell-address="'Yakindu SCT Testcase 02 - Editor'.F30"/>
      <style:map style:condition="cell-content()=&quot;OPEN&quot;" style:apply-style-name="OPEN" style:base-cell-address="'Yakindu SCT Testcase 02 - Editor'.F30"/>
      <style:map style:condition="cell-content()=&quot;N/A&quot;" style:apply-style-name="Not_20_Applicable" style:base-cell-address="'Yakindu SCT Testcase 02 - Editor'.F3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7" style:family="table-cell" style:parent-style-name="Default">
      <style:table-cell-properties fo:border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4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80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5" style:family="table-cell" style:parent-style-name="Default">
      <style:text-properties fo:font-size="7pt" style:font-size-asian="7pt" style:font-size-complex="7pt"/>
    </style:style>
    <style:style style:name="ce96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none" fo:country="none" style:font-name-asian="Ubuntu" style:font-size-asian="7pt" style:language-asian="none" style:country-asian="none" style:font-name-complex="Ubuntu" style:font-size-complex="7pt" style:language-complex="none" style:country-complex="none"/>
    </style:style>
    <style:style style:name="ce97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10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10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1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13" style:family="table-cell" style:parent-style-name="Default">
      <style:table-cell-properties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5"/>
      <style:map style:condition="cell-content()=&quot;SUCCEDED&quot;" style:apply-style-name="SUCCEDED" style:base-cell-address="'Yakindu SCT Testcase 08 - Genmodel'.F25"/>
      <style:map style:condition="cell-content()=&quot;OPEN&quot;" style:apply-style-name="OPEN" style:base-cell-address="'Yakindu SCT Testcase 08 - Genmodel'.F25"/>
      <style:map style:condition="cell-content()=&quot;N/A&quot;" style:apply-style-name="Not_20_Applicable" style:base-cell-address="'Yakindu SCT Testcase 08 - Genmodel'.F25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3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5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7" style:family="table-cell" style:parent-style-name="Default">
      <style:table-cell-properties fo:wrap-option="wrap" fo:border="0.06pt solid #000000" style:vertical-align="top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9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52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53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62" style:family="table-cell" style:parent-style-name="Default">
      <style:table-cell-properties fo:border="0.06pt solid #000000"/>
    </style:style>
    <style:style style:name="ce163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7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3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8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style:font-name="Liberation Sans" style:font-name-asian="WenQuanYi Zen Hei" style:font-name-complex="Lohit Hindi"/>
    </style:style>
    <style:style style:name="T2" style:family="text">
      <style:text-properties fo:color="#3c3c3c" fo:font-size="7pt" fo:country="none" style:country-asian="none" style:country-complex="none" style:font-size-asian="7pt" style:font-size-complex="7pt"/>
    </style:style>
    <style:style style:name="T3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9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"/>
    </style:style>
    <style:style style:name="T12" style:family="text">
      <style:text-properties fo:country="none" style:country-asian="none" style:country-complex="none" style:font-name-asian="Ubuntu" style:font-name-complex="Ubuntu"/>
    </style:style>
    <style:style style:name="T13" style:family="text">
      <style:text-properties fo:country="none" style:country-asian="none" style:country-complex="none" style:font-name-asian="Ubuntu" style:font-name-complex="Ubuntu" fo:font-style="italic" style:font-style-asian="italic" style:font-style-complex="italic"/>
    </style:style>
    <style:style style:name="T1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" style:family="text">
      <style:text-properties style:font-name-asian="WenQuanYi Zen Hei" style:font-name-complex="Lohit Hindi" style:font-name="Courier"/>
    </style:style>
    <style:style style:name="T18" style:family="text">
      <style:text-properties style:font-name-asian="WenQuanYi Zen Hei" style:font-name-complex="Lohit Hindi" style:font-name="Liberation Sans"/>
    </style:style>
    <style:style style:name="T19" style:family="text">
      <style:text-properties style:font-name-asian="WenQuanYi Zen Hei" style:font-name-complex="Lohit Hindi" style:font-name="Liberation Sans" fo:font-style="italic" style:font-style-asian="italic" style:font-style-complex="italic"/>
    </style:style>
    <style:style style:name="T20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21" style:family="text">
      <style:text-properties fo:color="#000000" fo:font-size="7pt" style:font-size-asian="7pt" style:font-size-complex="7pt"/>
    </style:style>
    <style:style style:name="T22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5" calcext:value-type="date">
            <text:p>2016-04-05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ERRORS" calcext:value-type="string">
            <text:p>ERRORS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max.mustermann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Linux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 (2016-04-01)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Complete" calcext:value-type="string">
            <text:p>Complete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Complete" calcext:value-type="string">
            <text:p>Complete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<text:span text:style-name="T1">Eclipse Modeling Tools distribution</text:span></text:p>
            <text:p><text:span text:style-name="T1">(</text:span><text:span text:style-name="T1"><text:a xlink:href="http://www.eclipse.org/" xlink:type="simple">http://www.eclipse.org</text:a></text:span><text:span text:style-name="T1">) is installed and being executed.</text:span>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YAKINDU entries missing</text:p>
          </table:table-cell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7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7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7" table:number-rows-repeated="6543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8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4">Select </text:span><text:span text:style-name="T5">File→New→Project…→Java→Java Project</text:span></text:p>
            <text:p><text:span text:style-name="T6">Click </text:span><text:span text:style-name="T5">Next</text:span></text:p>
            <text:p><text:span text:style-name="T6">Enter </text:span><text:span text:style-name="T5">TestProject</text:span><text:span text:style-name="T6"> into field </text:span><text:span text:style-name="T7">Project name</text:span><text:span text:style-name="T6">.</text:span></text:p>
            <text:p><text:span text:style-name="T6">Click </text:span><text:span text:style-name="T5">Finish</text:span><text:span text:style-name="T6">.</text:span></text:p>
            <text:p><text:span text:style-name="T1">In the </text:span><text:span text:style-name="T8">Confirm Perspective Switch</text:span><text:span text:style-name="T1"> dialog, click </text:span><text:span text:style-name="T9">Yes</text:span><text:span text:style-name="T1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5">Ctrl-N</text:span> to open the New wizard</text:p>
            <text:p>Expand the YAKINDU SCT tree entry and select <text:span text:style-name="T5">Statechart Model</text:span></text:p>
            <text:p>Click <text:span text:style-name="T5">Next</text:span></text:p>
            <text:p>In the <text:span text:style-name="T10">Select Statechart Domain</text:span> dialog, click <text:span text:style-name="T5">Next</text:span>.</text:p>
            <text:p>Enter <text:span text:style-name="T5">Staircase.sct</text:span> into the <text:span text:style-name="T10">File name</text:span> field.</text:p>
            <text:p>Click <text:span text:style-name="T5">Finish</text:span>.</text:p>
          </table:table-cell>
          <table:table-cell table:style-name="ce33" office:value-type="string" calcext:value-type="string">
            <text:p><text:span text:style-name="T10">Confirm Perspective Switch</text:span> dialog opens.</text:p>
          </table:table-cell>
          <table:table-cell table:style-name="ce4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0">Confirm Perspective Switch</text:span> dialog, click <text:span text:style-name="T5">Yes</text:span>.</text:p>
          </table:table-cell>
          <table:table-cell table:style-name="ce29" office:value-type="string" calcext:value-type="string">
            <text:p>A file named <text:span text:style-name="T10">Staircase.sct</text:span> is created and is shown in project explorer.</text:p>
            <text:p/>
            <text:p>The statechart editor displays the definition section (left), the statechart model (center), and the <text:span text:style-name="T10">Palette</text:span> (right).</text:p>
            <text:p/>
            <text:p><text:span text:style-name="T1">The statechart contains a region named "main region". That region contains an entry state and a transition leading to state "StateA".</text:span></text:p>
            <text:p/>
            <text:p><text:span text:style-name="T1">There are no warning or error markers.</text:span></text:p>
            <text:p/>
            <text:p><text:span text:style-name="T1">The </text:span><text:span text:style-name="T8">Problems</text:span><text:span text:style-name="T1"> view contains no entries.</text:span></text:p>
            <text:p/>
            <text:p>The <text:span text:style-name="T10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<text:span text:style-name="T5">Show Properties View</text:span></text:p>
          </table:table-cell>
          <table:table-cell table:style-name="ce29" office:value-type="string" calcext:value-type="string">
            <text:p>The properties view is opened displaying the selected state's properties</text:p>
          </table:table-cell>
          <table:table-cell table:style-name="ce4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Properties views opens, but the state's properties are shown only after another click on the state.</text:p>
          </table:table-cell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0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's name changes to<text:span text:style-name="T10"> LightOff</text:span></text:p>
          </table:table-cell>
          <table:table-cell table:style-name="ce50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a new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's name to <text:span text:style-name="T10">LightOn</text:span></text:p>
          </table:table-cell>
          <table:table-cell table:style-name="ce29" office:value-type="string" calcext:value-type="string">
            <text:p>A state named <text:span text:style-name="T10">LightOn</text:span> is created in the region.</text:p>
            <text:p>The new state has an error marker, and there's an error entry in the <text:span text:style-name="T10">Problems</text:span> view.</text:p>
            <text:p>The error message reads "Node is not reachable due to missing incoming transition".</text:p>
          </table:table-cell>
          <table:table-cell table:style-name="ce51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error message reads "Node is not reachable.", i.e. the reason is not given.</text:p>
          </table:table-cell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the following code into the Statechart Specification Element, overriding any existing contents:</text:p>
            <text:p/>
            <text:p><text:span text:style-name="T11">internal:</text:span></text:p>
            <text:p><text:span text:style-name="T11">var light : boolean</text:span></text:p>
            <text:p/>
            <text:p><text:span text:style-name="T11">interface:</text:span></text:p>
            <text:p><text:span text:style-name="T11">in event keypress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2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the following code into the state specification of the <text:span text:style-name="T10">LightOff</text:span> state, overriding any existing contents:</text:p>
            <text:p/>
            <text:p><text:span text:style-name="T11">entry / light = false</text:span></text:p>
            <text:p/>
            <text:p><text:span text:style-name="T1">Enter the following code into the state specification of the </text:span><text:span text:style-name="T8">LightOn</text:span><text:span text:style-name="T1"> state, overriding any existing contents:</text:span></text:p>
            <text:p/>
            <text:p><text:span text:style-name="T11">entry / light = true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<text:span text:style-name="T5">Transition</text:span> icon in the palette view</text:p>
            <text:p>Click+hold on the <text:span text:style-name="T10">LightOff</text:span> state, drag the mouse to the <text:span text:style-name="T10">LightOn</text:span> state, and release the mouse button.</text:p>
            <text:p>Enter event k<text:span text:style-name="T10">eypress</text:span> as trigger.</text:p>
            <text:p>Create a second transition from the <text:span text:style-name="T10">LightOn</text:span> to the <text:span text:style-name="T10">LightOff</text:span> state.</text:p>
            <text:p>Enter <text:span text:style-name="T10">after 30s</text:span> as trigger.</text:p>
          </table:table-cell>
          <table:table-cell table:style-name="ce29" office:value-type="string" calcext:value-type="string">
            <text:p>A new transition with trigger <text:span text:style-name="T10">keypress</text:span> is created.</text:p>
            <text:p>A new transition with trigger <text:span text:style-name="T10">after 30s</text:span> is created.</text:p>
          </table:table-cell>
          <table:table-cell table:style-name="ce54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elements of the following types to the main region:</text:p>
            <text:p>- Composite State</text:p>
            <text:p>- Orthogonal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whether each element is drawn correctly (size, color, appearance etc.).</text:p>
            <text:p/>
            <text:p>Check whether error markers are set correctly, e.g. incoming transitions or names are missing, "Duplicate NamedElement 'xyz' in Region 'main_region'".</text:p>
          </table:table-cell>
          <table:table-cell table:style-name="ce55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, shallow history, deep history and exit nodes.</text:p>
          </table:table-cell>
          <table:table-cell table:style-name="ce29" office:value-type="string" calcext:value-type="string">
            <text:p>The names appear beside or below of the respective elements.</text:p>
          </table:table-cell>
          <table:table-cell table:style-name="ce5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5">Edit-&gt;Copy</text:span> (CTRL+C) to copy the state</text:p>
            <text:p>Select the main region</text:p>
            <text:p>Select <text:span text:style-name="T5">Edit-&gt;Paste</text:span> (CTRL+V) to paste a copy of the state to the main region</text:p>
          </table:table-cell>
          <table:table-cell table:style-name="ce29" office:value-type="string" calcext:value-type="string">
            <text:p>A copy of the state with a synthetic name is added to the main region. The copy includes copies of the local actions, regions etc. of the copied state.</text:p>
          </table:table-cell>
          <table:table-cell table:style-name="ce5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5">Edit-&gt;Copy</text:span> (CTRL+C) to copy the region</text:p>
            <text:p>Select the diagram canvas</text:p>
            <text:p>Select <text:span text:style-name="T5">Edit-&gt;Paste</text:span> (CTRL+V) to paste a copy of the region to the canvas</text:p>
          </table:table-cell>
          <table:table-cell table:style-name="ce29" office:value-type="string" calcext:value-type="string">
            <text:p>A copy of the region with a synthetic name is added to the diagram canvas. The copy includes copies of everything included in the copied region.</text:p>
          </table:table-cell>
          <table:table-cell table:style-name="ce5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5">Edit-&gt;Cut</text:span> (CTRL+X) to delete the state</text:p>
            <text:p>Select the main region</text:p>
            <text:p>Select <text:span text:style-name="T5">Edit-&gt;Paste</text:span> (CTRL+V) to paste a copy of the state to the main region</text:p>
          </table:table-cell>
          <table:table-cell table:style-name="ce29" office:value-type="string" calcext:value-type="string">
            <text:p>The selected state is deleted.</text:p>
            <text:p/>
            <text:p>A copy of the deleted state is added to the main region. The copy includes copies of the local actions, regions etc. of the deleted state.</text:p>
          </table:table-cell>
          <table:table-cell table:style-name="ce5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5">Edit-&gt;Cut</text:span> (CTRL+X) to delete the region</text:p>
            <text:p>Select the diagram canvas</text:p>
            <text:p>Select <text:span text:style-name="T5">Edit-&gt;Paste</text:span> (CTRL+V) to paste a copy of the region to the canvas</text:p>
          </table:table-cell>
          <table:table-cell table:style-name="ce29" office:value-type="string" calcext:value-type="string">
            <text:p>The selected region is deleted.</text:p>
            <text:p/>
            <text:p>A copy of the deleted region is added to the diagram canvas. The copy includes copies of everything included in the copied region.</text:p>
          </table:table-cell>
          <table:table-cell table:style-name="ce60" table:content-validation-name="val2" office:value-type="string" calcext:value-type="string">
            <text:p>SUCCEDED</text:p>
          </table:table-cell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/>
        </table:table-row>
        <table:table-row table:style-name="ro11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specified elements are removed.</text:p>
          </table:table-cell>
          <table:table-cell table:style-name="ce61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the <text:span text:style-name="T10">SC Modeling</text:span> perspective.</text:p>
            <text:p>Expand the Staircase.sct file in the project explorer.</text:p>
          </table:table-cell>
          <table:table-cell table:style-name="ce29" office:value-type="string" calcext:value-type="string">
            <text:p><text:span text:style-name="T10">Statechart Staircase</text:span> is displayed as child with an icon.</text:p>
          </table:table-cell>
          <table:table-cell table:style-name="ce62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<text:span text:style-name="T10">Statechart Staircase</text:span> entry in the tree view.</text:p>
            <text:p/>
          </table:table-cell>
          <table:table-cell table:style-name="ce29" office:value-type="string" calcext:value-type="string">
            <text:p>The two interface scopes and the region are displayed as children with icons.</text:p>
          </table:table-cell>
          <table:table-cell table:style-name="ce63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scope entries in the tree view.</text:p>
          </table:table-cell>
          <table:table-cell table:style-name="ce29" office:value-type="string" calcext:value-type="string">
            <text:p>The variables and events of the interfaces are listed as children with icons.</text:p>
          </table:table-cell>
          <table:table-cell table:style-name="ce64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.</text:p>
          </table:table-cell>
          <table:table-cell table:style-name="ce29" office:value-type="string" calcext:value-type="string">
            <text:p>The initial state and the <text:span text:style-name="T10">LightOff</text:span> and <text:span text:style-name="T10">LightOn</text:span> states are displayed as children with icons.</text:p>
          </table:table-cell>
          <table:table-cell table:style-name="ce65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.</text:p>
          </table:table-cell>
          <table:table-cell table:style-name="ce29" office:value-type="string" calcext:value-type="string">
            <text:p>The outgoing transitions of the states are displayed with icon and trigger/guard.</text:p>
          </table:table-cell>
          <table:table-cell table:style-name="ce6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<text:span text:style-name="T10">LightOff</text:span> and <text:span text:style-name="T10">LightOn</text:span> cannot be expanded (no little triangle).</text:p>
          </table:table-cell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5">[Ctrl++]</text:span> to zoom in and <text:span text:style-name="T5">[Ctrl++]</text:span> to zoom out.</text:p>
          </table:table-cell>
          <table:table-cell table:style-name="ce29" office:value-type="string" calcext:value-type="string">
            <text:p>The view should zoom in and out.</text:p>
          </table:table-cell>
          <table:table-cell table:style-name="ce6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esn't work. However, holding <text:span text:style-name="T5">[Ctrl]</text:span> and turning the mouse wheel works.</text:p>
          </table:table-cell>
          <table:table-cell table:style-name="ce42" table:number-columns-repeated="1017"/>
        </table:table-row>
        <table:table-row table:style-name="ro7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</calcext:conditional-formats>
      </table:table>
      <table:table table:name="Yakindu SCT Testcase 03 - Simulation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6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0" table:formula="of:=COUNTIF([.F15:.F101];&quot;FAILED&quot;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9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Select the TestProject project.</text:p>
            <text:p>Select <text:span text:style-name="T5">Run-&gt;Run Configurations...</text:span></text:p>
            <text:p>Select <text:span text:style-name="T10">Statechart Simulation.</text:span></text:p>
            <text:p>Click on the <text:span text:style-name="T5">New</text:span> button (upper left corner).</text:p>
            <text:p>Enter <text:span text:style-name="T10">Staircase</text:span> as name.</text:p>
            <text:p>Choose <text:span text:style-name="T10">Staircase.sct</text:span> as model file (start typing "Sta…" to have matching files shown).</text:p>
            <text:p>Click on <text:span text:style-name="T5">Apply</text:span> button to save settings.</text:p>
            <text:p>Click on <text:span text:style-name="T5">Run</text:span> button to start simulation.</text:p>
          </table:table-cell>
          <table:table-cell table:style-name="ce29" office:value-type="string" calcext:value-type="string">
            <text:p>The simulation is started.</text:p>
            <text:p/>
            <text:p>The <text:span text:style-name="T10">SC Simulation</text:span> perspective is activated.</text:p>
            <text:p/>
            <text:p>State <text:span text:style-name="T10">LightOff</text:span> is highlighted (red).</text:p>
            <text:p/>
            <text:p>The <text:span text:style-name="T10">Simulation</text:span> view displays the variable <text:span text:style-name="T10">light</text:span> (value false), the <text:span text:style-name="T10">keypress </text:span>event, and the time event.</text:p>
          </table:table-cell>
          <table:table-cell table:style-name="ce71" table:content-validation-name="val2" office:value-type="string" calcext:value-type="string">
            <text:p>SUCCEDED</text:p>
          </table:table-cell>
          <table:table-cell table:style-name="ce74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0">keypress</text:span> in the Declarations View</text:p>
          </table:table-cell>
          <table:table-cell table:style-name="ce33" office:value-type="string" calcext:value-type="string">
            <text:p>State <text:span text:style-name="T10">LightOn</text:span> is highlighted (red).</text:p>
            <text:p/>
            <text:p>The transition from <text:span text:style-name="T10">LightOff</text:span> to <text:span text:style-name="T10">LightOn</text:span> is colored orange.</text:p>
            <text:p/>
            <text:p>Variable <text:span text:style-name="T10">light</text:span> is set to true.</text:p>
            <text:p/>
            <text:p>After 30 seconds state<text:span text:style-name="T10"> LightOff</text:span> and it's incoming transition become highlighted, while <text:span text:style-name="T10">LightOn</text:span> and its incoming transactions become unhighlighted.</text:p>
            <text:p/>
            <text:p>Variable <text:span text:style-name="T10">light</text:span> is set to false.</text:p>
          </table:table-cell>
          <table:table-cell table:style-name="ce72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When a transition is taken, it flashes briefly, but doesn't remain colored orange until the next transition is taken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the <text:span text:style-name="T5">Terminate</text:span> button in the Debug View to stop the simulation.</text:p>
          </table:table-cell>
          <table:table-cell table:style-name="ce29" office:value-type="string" calcext:value-type="string">
            <text:p>Simulation is stopped.</text:p>
            <text:p/>
            <text:p>No state is highlighted.</text:p>
            <text:p/>
            <text:p>The <text:span text:style-name="T10">Simulation</text:span> view is empty.</text:p>
          </table:table-cell>
          <table:table-cell table:style-name="ce7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6" table:formula="of:=COUNTIF([.F16:.F102];&quot;FAILED&quot;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2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5">Help→Help Contents</text:span>.</text:p>
            <text:p>Open <text:span text:style-name="T10">YAKINDU Statechart Tools</text:span>.</text:p>
          </table:table-cell>
          <table:table-cell table:style-name="ce29" office:value-type="string" calcext:value-type="string">
            <text:p>Top-level entry <text:span text:style-name="T10">YAKINDU Statechart Tools</text:span> is available.</text:p>
            <text:p/>
            <text:p>Subordinate entries are shown.</text:p>
          </table:table-cell>
          <table:table-cell table:style-name="ce7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5">Help→Welcome</text:span>.</text:p>
          </table:table-cell>
          <table:table-cell table:style-name="ce29" office:value-type="string" calcext:value-type="string">
            <text:p>The YAKINDU Statechart Tools welcome page is shown.</text:p>
          </table:table-cell>
          <table:table-cell table:style-name="ce78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<text:span text:style-name="T5">Help</text:span> menu does not have a <text:span text:style-name="T5">Welcome</text:span> entry.</text:p>
          </table:table-cell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 on the welcome page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7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8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81" table:formula="of:=COUNTIF([.F16:.F102];&quot;FAILED&quot;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1.sct exists in the "manual tests" directory.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is four error markers with the following error message:</text:p>
            <text:p/>
            <text:p>"entry, exit, events are allowed as local reactions only."</text:p>
          </table:table-cell>
          <table:table-cell table:style-name="ce82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only two of these error messages only, not four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3.sct exists in the "manual tests" directory.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In/Out declarations are not allowed in internal scope."</text:p>
          </table:table-cell>
          <table:table-cell table:style-name="ce83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<text:span text:style-name="T5">two</text:span> error markers and <text:span text:style-name="T5">two </text:span>corresponding entries in the Problem view, referring to line 2 and to line 3 of the model file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4.sct exists in the "manual tests" directory.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Local declarations are not allowed in interface scope."</text:p>
          </table:table-cell>
          <table:table-cell table:style-name="ce84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5.sct exists in the "manual tests" directory.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Only one default/unnamed interface is allowed."</text:p>
          </table:table-cell>
          <table:table-cell table:style-name="ce8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<text:span text:style-name="T5">two</text:span> error markers and <text:span text:style-name="T5">two </text:span>corresponding entries in the Problem view, referring to line 1 and to line 4 of the model file.</text:p>
          </table:table-cell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1.sct exists in the "manual tests" directory.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is one error marker at the state with the following error message:</text:p>
            <text:p/>
            <text:p>"A state must have a name."</text:p>
          </table:table-cell>
          <table:table-cell table:style-name="ce8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2.sct exists in the "manual tests" directory.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is one error marker on the transition with the following error message:</text:p>
            <text:p/>
            <text:p>"Outgoing Transitions from Entries can not have a Trigger or Guard."</text:p>
          </table:table-cell>
          <table:table-cell table:style-name="ce8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3.sct exists in the "manual tests" directory.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is one error marker on each of the states with the following error message:</text:p>
            <text:p/>
            <text:p>"Duplicate SpecificationElement 'A' in Region 'main region'"</text:p>
          </table:table-cell>
          <table:table-cell table:style-name="ce8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is one error marker on state 'B' with the following error message:</text:p>
            <text:p/>
            <text:p>"Node is not reachable."</text:p>
          </table:table-cell>
          <table:table-cell table:style-name="ce8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5.sct exists in the "manual tests" directory.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is one error marker on the entry node with the following error message:</text:p>
            <text:p/>
            <text:p>"Entries must not have more than one outgoing transition."</text:p>
          </table:table-cell>
          <table:table-cell table:style-name="ce90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is one error marker on the choice with the following error message:</text:p>
            <text:p/>
            <text:p>"A choice must have at least one outgoing transition."</text:p>
            <text:p/>
            <text:p>There is a warning maker on the choice with the following warning message:</text:p>
            <text:p/>
            <text:p>“Missing trigger. Transition is never taken. Use 'oncycle' or 'always' instead."</text:p>
          </table:table-cell>
          <table:table-cell table:style-name="ce91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9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4" table:formula="of:=COUNTIF([.F16:.F102];&quot;FAILED&quot;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5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Replace the statechart specification by the following:</text:p>
            <text:p/>
            <text:p><text:span text:style-name="T11">namespace Staircase</text:span></text:p>
            <text:p><text:span text:style-name="T11">internal:</text:span></text:p>
            <text:p><text:span text:style-name="T11">var light : boolean</text:span></text:p>
            <text:p/>
            <text:p><text:span text:style-name="T11">interface A:</text:span></text:p>
            <text:p><text:span text:style-name="T11">in event keypress</text:span></text:p>
            <text:p/>
            <text:p><text:span text:style-name="T11">interface B:</text:span></text:p>
            <text:p><text:span text:style-name="T11">in event keypress</text:span></text:p>
            <text:p/>
            <text:p>Select transition with <text:span text:style-name="T10">keypress</text:span> trigger and double-click on trigger.</text:p>
            <text:p>Replace "keypress" by "A.keypress" to qualify the event.</text:p>
          </table:table-cell>
          <table:table-cell table:style-name="ce29" office:value-type="string" calcext:value-type="string">
            <text:p>No error messages are shown.</text:p>
          </table:table-cell>
          <table:table-cell table:style-name="ce9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92" office:value-type="string" calcext:value-type="string">
            <text:p>T6.2</text:p>
          </table:table-cell>
          <table:table-cell table:style-name="ce92" office:value-type="string" calcext:value-type="string">
            <text:p>Create another statechart</text:p>
          </table:table-cell>
          <table:table-cell table:style-name="ce92" office:value-type="string" calcext:value-type="string">
            <text:p>T6.1</text:p>
          </table:table-cell>
          <table:table-cell table:style-name="ce95" office:value-type="string" calcext:value-type="string">
            <text:p>Create a new statechart model and name it OtherStatechart.</text:p>
            <text:p/>
            <text:p>Replace the default text in the definition section by the following:</text:p>
            <text:p/>
            <text:p><text:span text:style-name="T11">namespace OtherStatechart</text:span></text:p>
            <text:p><text:span text:style-name="T11">interface A:</text:span></text:p>
            <text:p><text:span text:style-name="T11">out event e1</text:span></text:p>
            <text:p><text:span text:style-name="T11">in event e2</text:span></text:p>
            <text:p/>
            <text:p><text:span text:style-name="T11">interface B:</text:span></text:p>
            <text:p><text:span text:style-name="T11">out event e1</text:span></text:p>
            <text:p><text:span text:style-name="T11">in event e2</text:span></text:p>
          </table:table-cell>
          <table:table-cell table:style-name="ce97" office:value-type="string" calcext:value-type="string">
            <text:p>The new statechart OtherStatechart is created. It does not have any error markers.</text:p>
          </table:table-cell>
          <table:table-cell table:style-name="ce100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27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1</text:p>
          </table:table-cell>
          <table:table-cell table:style-name="ce29" office:value-type="string" calcext:value-type="string">
            <text:p>Select state <text:span text:style-name="T10">LightOff</text:span>.</text:p>
            <text:p>Open properties view.</text:p>
            <text:p>Place the cursor in front of the expression in the state specification and press [Ctrl+Space].</text:p>
          </table:table-cell>
          <table:table-cell table:style-name="ce33" office:value-type="string" calcext:value-type="string">
            <text:p>Only the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101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Actually displayed proposals are:</text:p>
            <text:p>A</text:p>
            <text:p>B</text:p>
            <text:p>boolean</text:p>
            <text:p>integer</text:p>
            <text:p>light : boolean</text:p>
            <text:p>real</text:p>
            <text:p>string</text:p>
            <text:p>void</text:p>
            <text:p>[</text:p>
            <text:p>after</text:p>
            <text:p>always</text:p>
            <text:p>entry</text:p>
            <text:p>every</text:p>
            <text:p>exit</text:p>
            <text:p>oncycle</text:p>
          </table:table-cell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0">A.keypress</text:span>.</text:p>
            <text:p>Open properties view.</text:p>
            <text:p>Move cursor in front of <text:span text:style-name="T10">A.keypress</text:span> and press [Ctrl+Space].</text:p>
          </table:table-cell>
          <table:table-cell table:style-name="ce98" office:value-type="string" calcext:value-type="string">
            <text:p>Only following proposals should be displayed:</text:p>
            <text:p>- A</text:p>
            <text:p>- B</text:p>
            <text:p>- #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102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4</text:p>
          </table:table-cell>
          <table:table-cell table:style-name="ce96" office:value-type="string" calcext:value-type="string">
            <text:p><text:span text:style-name="T12">Move cursor behind </text:span><text:span text:style-name="T13">A.keypress</text:span><text:span text:style-name="T12"> and press [Ctrl+Space].</text:span></text:p>
          </table:table-cell>
          <table:table-cell table:style-name="ce98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10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Complete" calcext:value-type="string">
            <text:p>Complet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0">
          <table:table-cell table:style-name="ce92" office:value-type="string" calcext:value-type="string">
            <text:p>T7.1</text:p>
          </table:table-cell>
          <table:table-cell table:style-name="ce105" office:value-type="string" calcext:value-type="string">
            <text:p>Create Xpand Generator</text:p>
          </table:table-cell>
          <table:table-cell table:style-name="ce105" office:value-type="string" calcext:value-type="string">
            <text:p>T2.9</text:p>
            <text:p>Xpand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7" office:value-type="string" calcext:value-type="string">
            <text:p>Project <text:span text:style-name="T10">TestProject.generator.xpand</text:span> has been created in the workspace.</text:p>
          </table:table-cell>
          <table:table-cell table:style-name="ce108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1">
          <table:table-cell table:style-name="ce14" office:value-type="string" calcext:value-type="string">
            <text:p>T7.2</text:p>
          </table:table-cell>
          <table:table-cell table:style-name="ce105" office:value-type="string" calcext:value-type="string">
            <text:p>Create Xtend2/Java Generator</text:p>
          </table:table-cell>
          <table:table-cell table:style-name="ce105" office:value-type="string" calcext:value-type="string">
            <text:p>T2.9</text:p>
            <text:p>Xtext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7" office:value-type="string" calcext:value-type="string">
            <text:p>Project <text:span text:style-name="T10">TestProject.generator.xtend</text:span> has been created in the workspace.</text:p>
          </table:table-cell>
          <table:table-cell table:style-name="ce109" table:content-validation-name="val2" office:value-type="string" calcext:value-type="string">
            <text:p>SUCCEDED</text:p>
          </table:table-cell>
          <table:table-cell table:style-name="ce104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21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2">
          <table:table-cell/>
          <table:table-cell table:style-name="ce1" office:value-type="string" calcext:value-type="string">
            <text:p>Status:</text:p>
          </table:table-cell>
          <table:table-cell table:style-name="ce111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Complete" calcext:value-type="string">
            <text:p>Complete</text:p>
          </table:table-cell>
          <table:table-cell table:number-columns-repeated="1021"/>
        </table:table-row>
        <table:table-row table:style-name="ro32">
          <table:table-cell/>
          <table:table-cell table:style-name="ce1" office:value-type="string" calcext:value-type="string">
            <text:p>Errors:</text:p>
          </table:table-cell>
          <table:table-cell table:style-name="ce112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4">
          <table:table-cell table:style-name="ce92" office:value-type="string" calcext:value-type="string">
            <text:p>T8.1</text:p>
          </table:table-cell>
          <table:table-cell table:style-name="ce105" office:value-type="string" calcext:value-type="string">
            <text:p>Create Generator Model</text:p>
            <text:p>for Java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Java.sgen</text:span>. </text:p>
            <text:p>Click <text:span text:style-name="T5">Next</text:span>.</text:p>
            <text:p>Select <text:span text:style-name="T14">YAKINDU SCT Java Code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Java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15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92" office:value-type="string" calcext:value-type="string">
            <text:p>T8.1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.</text:span></text:p>
            <text:p>Change <text:span text:style-name="T10">targetFolder</text:span> to from <text:span text:style-name="T10">src-gen</text:span> to <text:span text:style-name="T10">src-gen-java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java</text:span> has been created and populated with with generated code.</text:p>
          </table:table-cell>
          <table:table-cell table:style-name="ce116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6">
          <table:table-cell table:style-name="ce92" office:value-type="string" calcext:value-type="string">
            <text:p>T8.1.2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13" office:value-type="string" calcext:value-type="string">
            <text:p>Hover over the <text:span text:style-name="T5">Outlet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7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7">
          <table:table-cell table:style-name="ce92" office:value-type="string" calcext:value-type="string">
            <text:p>T8.1.3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Debug</text:span> feature to the sgen file:</text:p>
            <text:p><text:span text:style-name="T11">feature Debug {</text:span></text:p>
            <text:p><text:span text:style-name="T11">dumpSexec = true</text:span></text:p>
            <text:p><text:span text:style-name="T11">}</text:span></text:p>
            <text:p/>
            <text:p>Hover over the <text:span text:style-name="T5">Debu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8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8">
          <table:table-cell table:style-name="ce92" office:value-type="string" calcext:value-type="string">
            <text:p>T8.1.4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FunctionInlining</text:span> feature to the sgen file:</text:p>
            <text:p><text:span text:style-name="T11">feature FunctionInlining {</text:span></text:p>
            <text:p><text:span text:style-name="T11">}</text:span></text:p>
            <text:p/>
            <text:p>Hover over the <text:span text:style-name="T5">FunctionInlinin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9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8">
          <table:table-cell table:style-name="ce92" office:value-type="string" calcext:value-type="string">
            <text:p>T8.1.5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GeneralFeatures</text:span> feature to the sgen file:</text:p>
            <text:p><text:span text:style-name="T11">feature GeneralFeatures {</text:span></text:p>
            <text:p><text:span text:style-name="T11">}</text:span></text:p>
            <text:p/>
            <text:p>Hover over the <text:span text:style-name="T5">GeneralFeatures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0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9">
          <table:table-cell table:style-name="ce92" office:value-type="string" calcext:value-type="string">
            <text:p>T8.1.6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LicenseHeader </text:span>feature to the sgen file:</text:p>
            <text:p><text:span text:style-name="T11">feature LicenseHeader {</text:span></text:p>
            <text:p><text:span text:style-name="T11">licenseText = ""</text:span></text:p>
            <text:p><text:span text:style-name="T11">}</text:span></text:p>
            <text:p/>
            <text:p>Hover over the <text:span text:style-name="T5">LicenseHead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1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40">
          <table:table-cell table:style-name="ce92" office:value-type="string" calcext:value-type="string">
            <text:p>T8.1.7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Naming </text:span>feature to the sgen file:</text:p>
            <text:p><text:span text:style-name="T11">feature Naming {</text:span></text:p>
            <text:p><text:span text:style-name="T11">basePackage = "my.base.name"</text:span></text:p>
            <text:p><text:span text:style-name="T11">implementationSuffix = "mysuffix"</text:span></text:p>
            <text:p><text:span text:style-name="T11">}</text:span></text:p>
            <text:p/>
            <text:p>Hover over the <text:span text:style-name="T5">Naming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2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8">
          <table:table-cell table:style-name="ce92" office:value-type="string" calcext:value-type="string">
            <text:p>T8.1.8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RunnableWrapper </text:span>feature to the sgen file:</text:p>
            <text:p><text:span text:style-name="T11">feature RunnableWrapper {</text:span></text:p>
            <text:p><text:span text:style-name="T11">}</text:span></text:p>
            <text:p/>
            <text:p>Hover over the <text:span text:style-name="T5">RunnableWrapp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3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</text:span></text:p>
            <text:p>Hover over the statechart reference and press Ctrl</text:p>
            <text:p>Click on the hyperlink</text:p>
          </table:table-cell>
          <table:table-cell table:style-name="ce97" office:value-type="string" calcext:value-type="string">
            <text:p>Statechart opens in statechart diagram editor</text:p>
          </table:table-cell>
          <table:table-cell table:style-name="ce124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C.sgen</text:span>. </text:p>
            <text:p>Click <text:span text:style-name="T5">Next</text:span>.</text:p>
            <text:p>Select <text:span text:style-name="T14">YAKINDU SCT C Code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C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5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92" office:value-type="string" calcext:value-type="string">
            <text:p>T8.2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.sgen.</text:span></text:p>
            <text:p>Change <text:span text:style-name="T10">targetFolder</text:span> to from <text:span text:style-name="T10">src-gen</text:span> to <text:span text:style-name="T10">src-gen-c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</text:span> has been created and populated with with generated code.</text:p>
          </table:table-cell>
          <table:table-cell table:style-name="ce126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Cpp.sgen</text:span>. </text:p>
            <text:p>Click <text:span text:style-name="T5">Next</text:span>.</text:p>
            <text:p>Select <text:span text:style-name="T14">YAKINDU SCT C++ Code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Cpp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7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92" office:value-type="string" calcext:value-type="string">
            <text:p>T8.3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pp.sgen.</text:span></text:p>
            <text:p>Change <text:span text:style-name="T10">targetFolder</text:span> to from <text:span text:style-name="T10">src-gen</text:span> to <text:span text:style-name="T10">src-gen-cpp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pp</text:span> has been created and populated with with generated code.</text:p>
          </table:table-cell>
          <table:table-cell table:style-name="ce128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Xpand.sgen</text:span>. </text:p>
            <text:p>Click <text:span text:style-name="T5">Next</text:span>.</text:p>
            <text:p>Select <text:span text:style-name="T14">Custom Xpand-based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Xpand.sgen</text:span> has been created with initial settings.</text:p>
          </table:table-cell>
          <table:table-cell table:style-name="ce129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41">
          <table:table-cell table:style-name="ce14" office:value-type="string" calcext:value-type="string">
            <text:p>T8.4.1</text:p>
          </table:table-cell>
          <table:table-cell table:style-name="ce110" office:value-type="string" calcext:value-type="string">
            <text:p>Add project to build path</text:p>
          </table:table-cell>
          <table:table-cell table:style-name="ce14" office:value-type="string" calcext:value-type="string">
            <text:p>T8.4</text:p>
          </table:table-cell>
          <table:table-cell table:style-name="ce114" office:value-type="string" calcext:value-type="string">
            <text:p>Open the properties of the TestProject project (rightclick → <text:span text:style-name="T5">Properties </text:span>or [Alt+Enter]).</text:p>
            <text:p>Select <text:span text:style-name="T5">Java Build Path</text:span>.</text:p>
            <text:p>Select tab <text:span text:style-name="T5">Projects</text:span>.</text:p>
            <text:p>Click <text:span text:style-name="T5">Add…</text:span>.</text:p>
            <text:p>Add <text:span text:style-name="T10">TestProject.generator.xpand</text:span><text:span text:style-name="T15">.</text:span></text:p>
            <text:p><text:span text:style-name="T15">Click </text:span><text:span text:style-name="T16">OK</text:span><text:span text:style-name="T10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30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42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8" office:value-type="string" calcext:value-type="string">
            <text:p>Open the file <text:span text:style-name="T10">StaircaseXpand.sgen</text:span><text:span text:style-name="T15"> and set the following features:</text:span></text:p>
            <text:p>- targetFolder = "src-gen-xpand"</text:p>
            <text:p><text:span text:style-name="T15">- templateProject = "TestProject.generator.xpand"</text:span></text:p>
            <text:p><text:span text:style-name="T15">- templatePath = "testproject::generator::xpand::TextGenerator::main"</text:span></text:p>
            <text:p><text:span text:style-name="T15">Save the file</text:span></text:p>
          </table:table-cell>
          <table:table-cell table:style-name="ce29" office:value-type="string" calcext:value-type="string">
            <text:p>Folder <text:span text:style-name="T10">src-gen-xpand</text:span> with generated code created.</text:p>
          </table:table-cell>
          <table:table-cell table:style-name="ce131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Xtend.sgen</text:span>. </text:p>
            <text:p>Click <text:span text:style-name="T5">Next</text:span>.</text:p>
            <text:p>Select <text:span text:style-name="T14">Custom Xtend2/Java-based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Xtend.sgen</text:span> has been created with initial settings.</text:p>
          </table:table-cell>
          <table:table-cell table:style-name="ce132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/>
          <table:table-cell table:style-name="ce42" table:number-columns-repeated="1015"/>
        </table:table-row>
        <table:table-row table:style-name="ro41">
          <table:table-cell table:style-name="ce14" office:value-type="string" calcext:value-type="string">
            <text:p>T8.5.1</text:p>
          </table:table-cell>
          <table:table-cell table:style-name="ce110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14" office:value-type="string" calcext:value-type="string">
            <text:p>Open the properties of the TestProject project (rightclick → <text:span text:style-name="T5">Properties </text:span>or [Alt+Enter]).</text:p>
            <text:p>Select <text:span text:style-name="T5">Java Build Path</text:span>.</text:p>
            <text:p>Select tab <text:span text:style-name="T5">Projects</text:span>.</text:p>
            <text:p>Click <text:span text:style-name="T5">Add…</text:span>.</text:p>
            <text:p>Add <text:span text:style-name="T10">TestProject.generator.xtend</text:span><text:span text:style-name="T15">.</text:span></text:p>
            <text:p><text:span text:style-name="T15">Click </text:span><text:span text:style-name="T16">OK</text:span><text:span text:style-name="T10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33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/>
          <table:table-cell table:style-name="ce42" table:number-columns-repeated="1015"/>
        </table:table-row>
        <table:table-row table:style-name="ro42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8" office:value-type="string" calcext:value-type="string">
            <text:p>Open the file <text:span text:style-name="T10">StaircaseXtend.sgen</text:span><text:span text:style-name="T15"> and set the following features:</text:span></text:p>
            <text:p>- targetFolder = "src-gen-xtend"</text:p>
            <text:p><text:span text:style-name="T15">- templateProject = "TestProject.generator.xtend"</text:span></text:p>
            <text:p><text:span text:style-name="T15">- templatePath = "testproject.generator.xtend.XtendGenerator"</text:span></text:p>
            <text:p><text:span text:style-name="T15">Save the file.</text:span></text:p>
          </table:table-cell>
          <table:table-cell table:style-name="ce29" office:value-type="string" calcext:value-type="string">
            <text:p>Folder <text:span text:style-name="T10">src-gen-xtend</text:span> with generated code created.</text:p>
          </table:table-cell>
          <table:table-cell table:style-name="ce134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/>
          <table:table-cell table:style-name="ce42" table:number-columns-repeated="1015"/>
        </table:table-row>
        <table:table-row table:style-name="ro1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1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5:'Yakindu SCT Testcase 08 - Genmodel'.F25">
            <calcext:condition calcext:apply-style-name="FAILED" calcext:value="=&quot;FAILED&quot;" calcext:base-cell-address="'Yakindu SCT Testcase 08 - Genmodel'.F25"/>
            <calcext:condition calcext:apply-style-name="SUCCEDED" calcext:value="=&quot;SUCCEDED&quot;" calcext:base-cell-address="'Yakindu SCT Testcase 08 - Genmodel'.F25"/>
            <calcext:condition calcext:apply-style-name="OPEN" calcext:value="=&quot;OPEN&quot;" calcext:base-cell-address="'Yakindu SCT Testcase 08 - Genmodel'.F25"/>
            <calcext:condition calcext:apply-style-name="Not Applicable" calcext:value="=&quot;N/A&quot;" calcext:base-cell-address="'Yakindu SCT Testcase 08 - Genmodel'.F25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</calcext:conditional-formats>
      </table:table>
      <table:table table:name="Yakindu SCT Testcase 09 - Templateproposal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ce2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5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ERRORS" calcext:value-type="string">
            <text:p>ERROR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6" table:formula="of:=COUNTIF([.F16:.F101];&quot;FAILED&quot;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37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43">
          <table:table-cell table:style-name="ce92" office:value-type="string" calcext:value-type="string">
            <text:p>T9.1</text:p>
          </table:table-cell>
          <table:table-cell table:style-name="ce105" office:value-type="string" calcext:value-type="string">
            <text:p>Statechart Proposals <text:s/>and documentation</text:p>
          </table:table-cell>
          <table:table-cell table:style-name="ce92" office:value-type="string" calcext:value-type="string">
            <text:p>T2.9</text:p>
          </table:table-cell>
          <table:table-cell table:style-name="ce97" office:value-type="string" calcext:value-type="string">
            <text:p>Select the definition section..</text:p>
            <text:p><text:span text:style-name="T1">Open the </text:span><text:span text:style-name="T8">Properties</text:span><text:span text:style-name="T1"> view.</text:span></text:p>
            <text:p><text:span text:style-name="T1">Select the </text:span><text:span text:style-name="T8">Model</text:span><text:span text:style-name="T1"> tab.</text:span></text:p>
            <text:p><text:span text:style-name="T1">Empty the </text:span><text:span text:style-name="T8">Statechart Behavior</text:span><text:span text:style-name="T1"> text field.</text:span></text:p>
            <text:p><text:span text:style-name="T1">In the </text:span><text:span text:style-name="T8">Statechart Behavior</text:span><text:span text:style-name="T1"> </text:span><text:span text:style-name="T1">text field, 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17">interface</text:span></text:p>
            <text:p><text:span text:style-name="T17">internal</text:span></text:p>
            <text:p><text:span text:style-name="T17">namespace</text:span></text:p>
            <text:p><text:span text:style-name="T1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3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4">
          <table:table-cell table:style-name="ce92" office:value-type="string" calcext:value-type="string">
            <text:p>T9.1.1</text:p>
          </table:table-cell>
          <table:table-cell table:style-name="ce105" office:value-type="string" calcext:value-type="string">
            <text:p>Statechart Proposals <text:s/>- interface</text:p>
          </table:table-cell>
          <table:table-cell table:style-name="ce92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interface</text:span> into the definition section, followed by a space character.</text:p>
            <text:p>Press <text:span text:style-name="T5">[Ctrl+Space]</text:span>.</text:p>
          </table:table-cell>
          <table:table-cell table:style-name="ce138" office:value-type="string" calcext:value-type="string">
            <text:p>The following proposals are shown in a drop-down menu:</text:p>
            <text:p><text:span text:style-name="T11">Name – XID</text:span></text:p>
            <text:p><text:span text:style-name="T11">:</text:span></text:p>
          </table:table-cell>
          <table:table-cell table:style-name="ce140" table:content-validation-name="val2" office:value-type="string" calcext:value-type="string">
            <text:p>SUCCEDED</text:p>
          </table:table-cell>
          <table:table-cell table:style-name="ce104"/>
        </table:table-row>
        <table:table-row table:style-name="ro45">
          <table:table-cell table:style-name="ce92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internal</text:span> into the definition section, followed by a space character.</text:p>
            <text:p>Press <text:span text:style-name="T5">[Ctrl+Space]</text:span>.</text:p>
          </table:table-cell>
          <table:table-cell table:style-name="ce138" office:value-type="string" calcext:value-type="string">
            <text:p>The following proposal is shown in a drop-down menu:</text:p>
            <text:p><text:span text:style-name="T11">:</text:span></text:p>
          </table:table-cell>
          <table:table-cell table:style-name="ce141" table:content-validation-name="val2" office:value-type="string" calcext:value-type="string">
            <text:p>SUCCEDED</text:p>
          </table:table-cell>
          <table:table-cell table:style-name="ce29"/>
        </table:table-row>
        <table:table-row table:style-name="ro45">
          <table:table-cell table:style-name="ce92" office:value-type="string" calcext:value-type="string">
            <text:p>T9.1.3</text:p>
          </table:table-cell>
          <table:table-cell table:style-name="ce105" office:value-type="string" calcext:value-type="string">
            <text:p>Statechart Proposals – namespace</text:p>
          </table:table-cell>
          <table:table-cell table:style-name="ce14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namespace</text:span> into the definition section, followed by a space character.</text:p>
            <text:p>Press <text:span text:style-name="T5">[Ctrl+Space]</text:span>.</text:p>
          </table:table-cell>
          <table:table-cell table:style-name="ce138" office:value-type="string" calcext:value-type="string">
            <text:p>No proposal is shown.</text:p>
          </table:table-cell>
          <table:table-cell table:style-name="ce142" table:content-validation-name="val2" office:value-type="string" calcext:value-type="string">
            <text:p>SUCCEDED</text:p>
          </table:table-cell>
          <table:table-cell table:style-name="ce104"/>
        </table:table-row>
        <table:table-row table:style-name="ro46">
          <table:table-cell table:style-name="ce92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92" office:value-type="string" calcext:value-type="string">
            <text:p>T2.9</text:p>
          </table:table-cell>
          <table:table-cell table:style-name="ce29" office:value-type="string" calcext:value-type="string">
            <text:p>Select any transition.</text:p>
            <text:p>Open the <text:span text:style-name="T10">Properties</text:span> view.</text:p>
            <text:p>Select the <text:span text:style-name="T10">Model</text:span> tab.</text:p>
            <text:p>Empty the <text:span text:style-name="T10">Expression</text:span> text field.</text:p>
            <text:p>In the <text:span text:style-name="T10">Expression</text:span> text field, press <text:span text:style-name="T5">[Ctrl+Space]</text:span>.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17">#</text:span></text:p>
            <text:p><text:span text:style-name="T17">/</text:span></text:p>
            <text:p><text:span text:style-name="T17">[</text:span></text:p>
            <text:p><text:span text:style-name="T17">after</text:span></text:p>
            <text:p><text:span text:style-name="T17">always</text:span></text:p>
            <text:p><text:span text:style-name="T17">default</text:span></text:p>
            <text:p><text:span text:style-name="T17">else</text:span></text:p>
            <text:p><text:span text:style-name="T17">every</text:span></text:p>
            <text:p><text:span text:style-name="T17">oncycle</text:span></text:p>
            <text:p><text:span text:style-name="T8">Trigger event names</text:span></text:p>
            <text:p><text:span text:style-name="T1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43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7">
          <table:table-cell table:style-name="ce92" office:value-type="string" calcext:value-type="string">
            <text:p>T9.2.1</text:p>
          </table:table-cell>
          <table:table-cell table:style-name="ce105" office:value-type="string" calcext:value-type="string">
            <text:p>Transition proposals after “after”</text:p>
          </table:table-cell>
          <table:table-cell table:style-name="ce92" office:value-type="string" calcext:value-type="string">
            <text:p>T9.2</text:p>
          </table:table-cell>
          <table:table-cell table:style-name="ce97" office:value-type="string" calcext:value-type="string">
            <text:p><text:span text:style-name="T1">Empty the </text:span><text:span text:style-name="T8">Expression</text:span><text:span text:style-name="T1"> text field.</text:span></text:p>
            <text:p><text:span text:style-name="T1">Enter the text </text:span><text:span text:style-name="T17">after</text:span><text:span text:style-name="T18"> followed by a space character into the </text:span><text:span text:style-name="T19">Expression</text:span><text:span text:style-name="T18"> text field.</text:span></text:p>
            <text:p><text:span text:style-name="T1">Press </text:span><text:span text:style-name="T9">[Ctrl+Space]</text:span><text:span text:style-name="T1">.</text:span></text:p>
            <text:p><text:span text:style-name="T1"/></text:p>
            <text:p><text:span text:style-name="T1"/></text:p>
            <text:p>Enter a integer value, e.g. <text:span text:style-name="T11">42</text:span>.</text:p>
            <text:p><text:span text:style-name="T1">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/text:p>
            <text:p><text:span text:style-name="T17">as</text:span></text:p>
            <text:p><text:span text:style-name="T17">ms</text:span></text:p>
            <text:p><text:span text:style-name="T17">ns</text:span></text:p>
            <text:p><text:span text:style-name="T17">s</text:span></text:p>
            <text:p><text:span text:style-name="T17">us</text:span></text:p>
            <text:p><text:span text:style-name="T17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44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8">
          <table:table-cell table:style-name="ce92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97" office:value-type="string" calcext:value-type="string">
            <text:p><text:span text:style-name="T1">Empty the </text:span><text:span text:style-name="T8">Expression</text:span><text:span text:style-name="T1"> text field.</text:span></text:p>
            <text:p><text:span text:style-name="T1">Enter the text </text:span><text:span text:style-name="T17">every</text:span><text:span text:style-name="T18"> followed by a space character into the </text:span><text:span text:style-name="T19">Expression</text:span><text:span text:style-name="T18"> text field.</text:span></text:p>
            <text:p><text:span text:style-name="T1">Press </text:span><text:span text:style-name="T9">[Ctrl+Space]</text:span><text:span text:style-name="T1">.</text:span></text:p>
            <text:p><text:span text:style-name="T1"/></text:p>
            <text:p><text:span text:style-name="T1"/></text:p>
            <text:p>Enter a integer value, e.g. <text:span text:style-name="T11">42</text:span>.</text:p>
            <text:p><text:span text:style-name="T1">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/text:p>
            <text:p><text:span text:style-name="T17">as</text:span></text:p>
            <text:p><text:span text:style-name="T17">ms</text:span></text:p>
            <text:p><text:span text:style-name="T17">ns</text:span></text:p>
            <text:p><text:span text:style-name="T17">s</text:span></text:p>
            <text:p><text:span text:style-name="T17">us</text:span></text:p>
            <text:p><text:span text:style-name="T17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4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6">
          <table:table-cell table:style-name="ce92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8" office:value-type="string" calcext:value-type="string">
            <text:p>Select any state.</text:p>
            <text:p><text:span text:style-name="T1">Open the </text:span><text:span text:style-name="T8">Properties</text:span><text:span text:style-name="T1"> view.</text:span></text:p>
            <text:p><text:span text:style-name="T1">Select the </text:span><text:span text:style-name="T8">Model</text:span><text:span text:style-name="T1"> tab.</text:span></text:p>
            <text:p><text:span text:style-name="T1">Empty the </text:span><text:span text:style-name="T8">State Behavior</text:span><text:span text:style-name="T1"> text field.</text:span></text:p>
            <text:p><text:span text:style-name="T1">In the </text:span><text:span text:style-name="T8">State Behavior</text:span><text:span text:style-name="T1"> </text:span><text:span text:style-name="T1">text field, press </text:span><text:span text:style-name="T9">[Ctrl+Space]</text:span><text:span text:style-name="T1">.</text:span></text:p>
            <text:p><text:span text:style-name="T1"/></text:p>
            <text:p>Expected proposals: “after”, “always”, “entry”, “every”, “exit”, “oncycle” Check if the proper documentation is displayed for every proposal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17">after</text:span></text:p>
            <text:p><text:span text:style-name="T17">always</text:span></text:p>
            <text:p><text:span text:style-name="T17">entry</text:span></text:p>
            <text:p><text:span text:style-name="T17">every</text:span></text:p>
            <text:p><text:span text:style-name="T17">exit</text:span></text:p>
            <text:p><text:span text:style-name="T17">oncycle</text:span></text:p>
            <text:p><text:span text:style-name="T1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4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More proposals than those specified are shown.</text:p>
            <text:p/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7">
          <table:table-cell table:style-name="ce92" office:value-type="string" calcext:value-type="string">
            <text:p>T9.3.1</text:p>
          </table:table-cell>
          <table:table-cell table:style-name="ce105" office:value-type="string" calcext:value-type="string">
            <text:p>State proposals after “after”</text:p>
          </table:table-cell>
          <table:table-cell table:style-name="ce92" office:value-type="string" calcext:value-type="string">
            <text:p>T9.3</text:p>
          </table:table-cell>
          <table:table-cell table:style-name="ce97" office:value-type="string" calcext:value-type="string">
            <text:p><text:span text:style-name="T1">Empty the </text:span><text:span text:style-name="T8">State Behavior </text:span><text:span text:style-name="T1"> text field.</text:span></text:p>
            <text:p><text:span text:style-name="T1">Enter the text </text:span><text:span text:style-name="T17">after</text:span><text:span text:style-name="T18"> followed by a space character into the </text:span><text:span text:style-name="T19">State Behavior</text:span><text:span text:style-name="T18"> text field.</text:span></text:p>
            <text:p><text:span text:style-name="T1">Press </text:span><text:span text:style-name="T9">[Ctrl+Space]</text:span><text:span text:style-name="T1">.</text:span></text:p>
            <text:p><text:span text:style-name="T1"/></text:p>
            <text:p><text:span text:style-name="T1"/></text:p>
            <text:p>Enter a integer value, e.g. <text:span text:style-name="T11">42</text:span>.</text:p>
            <text:p><text:span text:style-name="T1">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/text:p>
            <text:p><text:span text:style-name="T17">as</text:span></text:p>
            <text:p><text:span text:style-name="T17">ms</text:span></text:p>
            <text:p><text:span text:style-name="T17">ns</text:span></text:p>
            <text:p><text:span text:style-name="T17">s</text:span></text:p>
            <text:p><text:span text:style-name="T17">us</text:span></text:p>
            <text:p><text:span text:style-name="T17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47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7">
          <table:table-cell table:style-name="ce92" office:value-type="string" calcext:value-type="string">
            <text:p>T9.3.3</text:p>
          </table:table-cell>
          <table:table-cell table:style-name="ce105" office:value-type="string" calcext:value-type="string">
            <text:p>State proposals after “every”</text:p>
          </table:table-cell>
          <table:table-cell table:style-name="ce92" office:value-type="string" calcext:value-type="string">
            <text:p>T9.3</text:p>
          </table:table-cell>
          <table:table-cell table:style-name="ce97" office:value-type="string" calcext:value-type="string">
            <text:p><text:span text:style-name="T1">Empty the </text:span><text:span text:style-name="T8">State Behavior </text:span><text:span text:style-name="T1"> text field.</text:span></text:p>
            <text:p><text:span text:style-name="T1">Enter the text </text:span><text:span text:style-name="T17">every</text:span><text:span text:style-name="T18"> followed by a space character into the </text:span><text:span text:style-name="T19">State Behavior</text:span><text:span text:style-name="T18"> text field.</text:span></text:p>
            <text:p><text:span text:style-name="T1">Press </text:span><text:span text:style-name="T9">[Ctrl+Space]</text:span><text:span text:style-name="T1">.</text:span></text:p>
            <text:p><text:span text:style-name="T1"/></text:p>
            <text:p><text:span text:style-name="T1"/></text:p>
            <text:p>Enter a integer value, e.g. <text:span text:style-name="T11">42</text:span>.</text:p>
            <text:p><text:span text:style-name="T1">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/text:p>
            <text:p><text:span text:style-name="T17">as</text:span></text:p>
            <text:p><text:span text:style-name="T17">ms</text:span></text:p>
            <text:p><text:span text:style-name="T17">ns</text:span></text:p>
            <text:p><text:span text:style-name="T17">s</text:span></text:p>
            <text:p><text:span text:style-name="T17">us</text:span></text:p>
            <text:p><text:span text:style-name="T17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48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</calcext:conditional-formats>
      </table:table>
      <table:table table:name="Yakindu SCT Testcase 10 - ExampleFiles" table:style-name="ta1">
        <table:table-column table:style-name="co27" table:default-cell-style-name="Default"/>
        <table:table-column table:style-name="co5" table:default-cell-style-name="ce2"/>
        <table:table-column table:style-name="co24" table:default-cell-style-name="ce23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0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22">
          <table:table-cell table:style-name="ce92" office:value-type="string" calcext:value-type="string">
            <text:p>T10.1</text:p>
          </table:table-cell>
          <table:table-cell table:style-name="ce105" office:value-type="string" calcext:value-type="string">
            <text:p>Create Example File</text:p>
          </table:table-cell>
          <table:table-cell table:style-name="ce92" office:value-type="string" calcext:value-type="string">
            <text:p>T1.3</text:p>
          </table:table-cell>
          <table:table-cell table:style-name="ce104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97" office:value-type="string" calcext:value-type="string">
            <text:p>The Trafficlight Example is created into the workspace </text:p>
          </table:table-cell>
          <table:table-cell table:style-name="ce151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table:table-column table:style-name="co29" table:default-cell-style-name="Default"/>
        <table:table-column table:style-name="co18" table:default-cell-style-name="ce2"/>
        <table:table-column table:style-name="co30" table:default-cell-style-name="ce23"/>
        <table:table-column table:style-name="co31" table:default-cell-style-name="Default"/>
        <table:table-column table:style-name="co32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4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50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50">
          <table:table-cell/>
          <table:table-cell table:style-name="Default" table:number-columns-repeated="2"/>
          <table:table-cell table:number-columns-repeated="1021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50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51">
          <table:table-cell table:style-name="ce92" office:value-type="string" calcext:value-type="string">
            <text:p>T11.1</text:p>
          </table:table-cell>
          <table:table-cell table:style-name="ce105" office:value-type="string" calcext:value-type="string">
            <text:p>Preparations</text:p>
          </table:table-cell>
          <table:table-cell table:style-name="ce92" office:value-type="string" calcext:value-type="string">
            <text:p>T1.3</text:p>
          </table:table-cell>
          <table:table-cell table:style-name="ce104" office:value-type="string" calcext:value-type="string">
            <text:p>Create new Class with following contend:</text:p>
            <text:p><text:span text:style-name="T20">import</text:span><text:span text:style-name="T21"> java.io.IOException;</text:span></text:p>
            <text:p/>
            <text:p><text:span text:style-name="T20">public</text:span><text:span text:style-name="T21"> </text:span><text:span text:style-name="T22">class</text:span><text:span text:style-name="T21"> Operations {</text:span></text:p>
            <text:p/>
            <text:p><text:span text:style-name="T20">public</text:span><text:span text:style-name="T21"> </text:span><text:span text:style-name="T22">long</text:span><text:span text:style-name="T21"> returnFive(){</text:span></text:p>
            <text:p><text:span text:style-name="T20">return</text:span><text:span text:style-name="T21"> 5;</text:span></text:p>
            <text:p><text:span text:style-name="T21">}</text:span></text:p>
            <text:p/>
            <text:p><text:span text:style-name="T20">public long</text:span><text:span text:style-name="T21"> returnSum(long i, double d){</text:span></text:p>
            <text:p><text:span text:style-name="T20">return (long) (i+d)</text:span><text:span text:style-name="T21">;</text:span></text:p>
            <text:p><text:span text:style-name="T21">}</text:span></text:p>
            <text:p/>
            <text:p><text:span text:style-name="T20">public</text:span><text:span text:style-name="T21"> </text:span><text:span text:style-name="T22">void</text:span><text:span text:style-name="T21"> throwUncheckedException() {</text:span></text:p>
            <text:p><text:span text:style-name="T20">throw</text:span><text:span text:style-name="T21"> </text:span><text:span text:style-name="T22">new</text:span><text:span text:style-name="T21"> RuntimeException("Runtime Exception in executed code");</text:span></text:p>
            <text:p><text:span text:style-name="T21">}</text:span></text:p>
            <text:p/>
            <text:p><text:span text:style-name="T20">public</text:span><text:span text:style-name="T21"> </text:span><text:span text:style-name="T22">void</text:span><text:span text:style-name="T21"> throwCheckedException() </text:span><text:span text:style-name="T22">throws</text:span><text:span text:style-name="T21"> IOException {</text:span></text:p>
            <text:p><text:span text:style-name="T20">throw</text:span><text:span text:style-name="T21"> </text:span><text:span text:style-name="T22">new</text:span><text:span text:style-name="T21"> IOException("IOException in executed code");</text:span></text:p>
            <text:p><text:span text:style-name="T21">}</text:span></text:p>
            <text:p><text:span text:style-name="T21">}</text:span></text:p>
            <text:p><text:span text:style-name="T21">Right click on Staircase.sct → Run as... → Run Configurations → enter “Operations” as operations class</text:span></text:p>
            <text:p><text:span text:style-name="T21">Open Staircase.sct and add to internal scope:</text:span></text:p>
            <text:p><text:span text:style-name="T20">operation</text:span><text:span text:style-name="T21"> returnFive():integer</text:span></text:p>
            <text:p><text:span text:style-name="T20">operation</text:span><text:span text:style-name="T21"> returnSum(param1 : integer, param2 : real ):integer</text:span></text:p>
            <text:p><text:span text:style-name="T20">operation</text:span><text:span text:style-name="T21"> throwUncheckedException(): void</text:span></text:p>
            <text:p><text:span text:style-name="T20">operation</text:span><text:span text:style-name="T21"> throwCheckedException():void</text:span></text:p>
            <text:p><text:span text:style-name="T20">operation</text:span><text:span text:style-name="T21"> unsupportedMethod():void</text:span></text:p>
            <text:p/>
          </table:table-cell>
          <table:table-cell table:style-name="ce97" office:value-type="string" calcext:value-type="string">
            <text:p>Operation Class created and prepared statechart to execute external operations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04"/>
          <table:table-cell table:number-columns-repeated="1017"/>
        </table:table-row>
        <table:table-row table:style-name="ro52">
          <table:table-cell table:style-name="ce152" office:value-type="string" calcext:value-type="string">
            <text:p>T11.2</text:p>
          </table:table-cell>
          <table:table-cell table:style-name="ce152" office:value-type="string" calcext:value-type="string">
            <text:p>Calling a valid operation during statechat execution</text:p>
          </table:table-cell>
          <table:table-cell table:style-name="ce152" office:value-type="string" calcext:value-type="string">
            <text:p>T11.1</text:p>
          </table:table-cell>
          <table:table-cell table:style-name="ce152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52" office:value-type="string" calcext:value-type="string">
            <text:p>The operation is executed → state changes after 5 sec</text:p>
          </table:table-cell>
          <table:table-cell table:style-name="ce156" table:content-validation-name="val2" office:value-type="string" calcext:value-type="string">
            <text:p>OPEN</text:p>
          </table:table-cell>
          <table:table-cell table:style-name="ce162"/>
          <table:table-cell table:number-columns-repeated="1017"/>
        </table:table-row>
        <table:table-row table:style-name="ro53">
          <table:table-cell table:style-name="ce152" office:value-type="string" calcext:value-type="string">
            <text:p>T11.3</text:p>
          </table:table-cell>
          <table:table-cell table:style-name="ce152" office:value-type="string" calcext:value-type="string">
            <text:p>Runtime Exception during execution</text:p>
          </table:table-cell>
          <table:table-cell table:style-name="ce152" office:value-type="string" calcext:value-type="string">
            <text:p>T11.1</text:p>
          </table:table-cell>
          <table:table-cell table:style-name="ce152" office:value-type="string" calcext:value-type="string">
            <text:p>open Staircase.sct edit state LigthOn:</text:p>
          </table:table-cell>
          <table:table-cell table:style-name="ce152" office:value-type="string" calcext:value-type="string">
            <text:p>The operation is executed →</text:p>
            <text:p>a PopUp indicates that an exception occurs and asks to terminate or </text:p>
            <text:p>Relaunch the statechart. </text:p>
          </table:table-cell>
          <table:table-cell table:style-name="ce157" table:content-validation-name="val2" office:value-type="string" calcext:value-type="string">
            <text:p>OPEN</text:p>
          </table:table-cell>
          <table:table-cell table:style-name="ce162"/>
          <table:table-cell table:number-columns-repeated="1017"/>
        </table:table-row>
        <table:table-row table:style-name="ro52">
          <table:table-cell table:style-name="ce152" office:value-type="string" calcext:value-type="string">
            <text:p>T11.4</text:p>
          </table:table-cell>
          <table:table-cell table:style-name="ce152" office:value-type="string" calcext:value-type="string">
            <text:p>CheckedException during execution</text:p>
          </table:table-cell>
          <table:table-cell table:style-name="ce152" office:value-type="string" calcext:value-type="string">
            <text:p>T11.1</text:p>
          </table:table-cell>
          <table:table-cell table:style-name="ce152" office:value-type="string" calcext:value-type="string">
            <text:p>Change expression to „entry / throwCheckedException()” → run simulation</text:p>
          </table:table-cell>
          <table:table-cell table:style-name="ce152" office:value-type="string" calcext:value-type="string">
            <text:p>The operation is executed → a PopUp indicates that an exception occurs</text:p>
            <text:p>And asks to terminate or relaunch the statechart. </text:p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162"/>
          <table:table-cell table:number-columns-repeated="1017"/>
        </table:table-row>
        <table:table-row table:style-name="ro54">
          <table:table-cell table:style-name="ce152" office:value-type="string" calcext:value-type="string">
            <text:p>T11.5</text:p>
          </table:table-cell>
          <table:table-cell table:style-name="ce152" office:value-type="string" calcext:value-type="string">
            <text:p>Try to call a Method that dose not exist</text:p>
          </table:table-cell>
          <table:table-cell table:style-name="ce152" office:value-type="string" calcext:value-type="string">
            <text:p>T11.1</text:p>
          </table:table-cell>
          <table:table-cell table:style-name="ce152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52" office:value-type="string" calcext:value-type="string">
            <text:p>The operation is executed → a PopUp indicates that the method is not</text:p>
            <text:p>Supported and asks to terminate or relaunch the statechart. 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162"/>
          <table:table-cell table:number-columns-repeated="1017"/>
        </table:table-row>
        <table:table-row table:style-name="ro52">
          <table:table-cell table:style-name="ce152" office:value-type="string" calcext:value-type="string">
            <text:p>T11.6</text:p>
          </table:table-cell>
          <table:table-cell table:style-name="ce152" office:value-type="string" calcext:value-type="string">
            <text:p>Calling invalid operation</text:p>
          </table:table-cell>
          <table:table-cell table:style-name="ce152" office:value-type="string" calcext:value-type="string">
            <text:p>T11.1</text:p>
          </table:table-cell>
          <table:table-cell table:style-name="ce152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52" office:value-type="string" calcext:value-type="string">
            <text:p>The transition should get an error marker</text:p>
          </table:table-cell>
          <table:table-cell table:style-name="ce160" table:content-validation-name="val2" office:value-type="string" calcext:value-type="string">
            <text:p>OPEN</text:p>
          </table:table-cell>
          <table:table-cell table:style-name="ce152"/>
          <table:table-cell table:style-name="ce95" table:number-columns-repeated="1017"/>
        </table:table-row>
        <table:table-row table:style-name="ro52">
          <table:table-cell table:style-name="ce152" office:value-type="string" calcext:value-type="string">
            <text:p>T11.7</text:p>
          </table:table-cell>
          <table:table-cell table:style-name="ce152" office:value-type="string" calcext:value-type="string">
            <text:p>Calling another valid operation during statechat execution</text:p>
          </table:table-cell>
          <table:table-cell table:style-name="ce152" office:value-type="string" calcext:value-type="string">
            <text:p>T11.1</text:p>
          </table:table-cell>
          <table:table-cell table:style-name="ce152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52" office:value-type="string" calcext:value-type="string">
            <text:p>The operation is executed → state changes after 5 sec</text:p>
          </table:table-cell>
          <table:table-cell table:style-name="ce161" table:content-validation-name="val2" office:value-type="string" calcext:value-type="string">
            <text:p>OPEN</text:p>
          </table:table-cell>
          <table:table-cell table:style-name="ce152"/>
          <table:table-cell table:style-name="ce95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</calcext:conditional-formats>
      </table:table>
      <table:table table:name="Yakindu SCT Testcase 12 - Refactoring" table:style-name="ta1">
        <table:table-column table:style-name="co33" table:default-cell-style-name="Default"/>
        <table:table-column table:style-name="co34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4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50">
          <table:table-cell/>
          <table:table-cell table:style-name="ce2"/>
          <table:table-cell table:number-columns-repeated="1022"/>
        </table:table-row>
        <table:table-row table:style-name="ro50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50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50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50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50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50">
          <table:table-cell table:number-columns-repeated="1024"/>
        </table:table-row>
        <table:table-row table:style-name="ro50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5">
          <table:table-cell table:style-name="ce92" office:value-type="string" calcext:value-type="string">
            <text:p>T12.1</text:p>
          </table:table-cell>
          <table:table-cell table:style-name="ce105" office:value-type="string" calcext:value-type="string">
            <text:p>Group States Into Composite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7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6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2">
          <table:table-cell table:style-name="ce92" office:value-type="string" calcext:value-type="string">
            <text:p>T12.1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1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6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6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 </text:p>
            <text:p>Click on the 'sub diagram' – decorator in the lower right corner to open the subdiagram.</text:p>
          </table:table-cell>
          <table:table-cell table:style-name="ce97" office:value-type="string" calcext:value-type="string">
            <text:p>No specification errors should appear 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2">
          <table:table-cell table:style-name="ce92" office:value-type="string" calcext:value-type="string">
            <text:p>T12.2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2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5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7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2">
          <table:table-cell table:style-name="ce92" office:value-type="string" calcext:value-type="string">
            <text:p>T12.3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3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70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7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7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8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50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50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50" table:number-rows-repeated="65483">
          <table:table-cell table:number-columns-repeated="1024"/>
        </table:table-row>
        <table:table-row table:style-name="ro50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</calcext:conditional-formats>
      </table:table>
      <table:table table:name="Yakindu SCT Testcase 13 - State Templates" table:style-name="ta1">
        <office:forms form:automatic-focus="false" form:apply-design-mode="false"/>
        <table:table-column table:style-name="co33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7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74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50">
          <table:table-cell/>
          <table:table-cell table:style-name="ce2"/>
          <table:table-cell table:number-columns-repeated="1022"/>
        </table:table-row>
        <table:table-row table:style-name="ro50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50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50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50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50">
          <table:table-cell table:number-columns-repeated="1024"/>
        </table:table-row>
        <table:table-row table:style-name="ro5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60">
          <table:table-cell table:style-name="ce172" office:value-type="string" calcext:value-type="string">
            <text:p>T13.1</text:p>
          </table:table-cell>
          <table:table-cell table:style-name="ce105" office:value-type="string" calcext:value-type="string">
            <text:p>State Templates available</text:p>
          </table:table-cell>
          <table:table-cell table:style-name="ce92"/>
          <table:table-cell table:style-name="ce104" office:value-type="string" calcext:value-type="string">
            <text:p>Select a state ans hit CTRL + space </text:p>
          </table:table-cell>
          <table:table-cell table:style-name="ce97" office:value-type="string" calcext:value-type="string">
            <text:p>A completion window should appear with the following entries: Add subregion, Add outgoing state</text:p>
          </table:table-cell>
          <table:table-cell table:style-name="ce17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5">
          <table:table-cell table:style-name="ce92" office:value-type="string" calcext:value-type="string">
            <text:p>T13.2</text:p>
          </table:table-cell>
          <table:table-cell table:style-name="ce105" office:value-type="string" calcext:value-type="string">
            <text:p>Add composite behaviour</text:p>
          </table:table-cell>
          <table:table-cell table:style-name="ce92"/>
          <table:table-cell table:style-name="ce104" office:value-type="string" calcext:value-type="string">
            <text:p>Execute the ' Add subregion' template</text:p>
          </table:table-cell>
          <table:table-cell table:style-name="ce97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76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61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104" office:value-type="string" calcext:value-type="string">
            <text:p>Execute the <text:s/>'Add outgoing state' template</text:p>
          </table:table-cell>
          <table:table-cell table:style-name="ce97" office:value-type="string" calcext:value-type="string">
            <text:p>A new state should be added. A transition should be drawn from the selected state to the new state. </text:p>
          </table:table-cell>
          <table:table-cell table:style-name="ce17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8" table:content-validation-name="val1"/>
          <table:table-cell table:style-name="ce104"/>
          <table:table-cell table:style-name="ce95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7"/>
          <table:table-cell table:style-name="ce179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80" table:content-validation-name="val1"/>
          <table:table-cell table:style-name="ce104"/>
          <table:table-cell table:style-name="ce95" table:number-columns-repeated="1017"/>
        </table:table-row>
        <table:table-row table:style-name="ro58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5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5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50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50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50" table:number-rows-repeated="65483">
          <table:table-cell table:number-columns-repeated="1024"/>
        </table:table-row>
        <table:table-row table:style-name="ro50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.00.0000</text:date>, <text:time style:data-style-name="N2" text:time-value="10:03:45.6084315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5T11:46:11.958002464</dc:date>
    <meta:editing-duration>P2DT23H57M5S</meta:editing-duration>
    <meta:editing-cycles>340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84" meta:object-count="0"/>
  </office:meta>
</office:document-meta>
</file>